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89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Variable →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Xi</text:p>
          </table:table-cell>
          <table:table-cell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xample value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1.33333333333333" calcext:value-type="float">
            <text:p>1.33333333333333</text:p>
          </table:table-cell>
          <table:table-cell/>
          <table:table-cell table:formula="of:=3*[.B2] + 2*[.C2]" office:value-type="float" office:value="12.6666666666667" calcext:value-type="float">
            <text:p>12.6666666666667</text:p>
          </table:table-cell>
        </table:table-row>
        <table:table-row table:style-name="ro1">
          <table:table-cell office:value-type="string" calcext:value-type="string">
            <text:p>Constrain Values when example values are substituted above</text:p>
          </table:table-cell>
          <table:table-cell/>
          <table:table-cell office:value-type="string" calcext:value-type="string">
            <text:p>Less than =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Constrain 1</text:p>
          </table:table-cell>
          <table:table-cell table:formula="of:= [.B2] + 2*[.C2]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nstrain 2</text:p>
          </table:table-cell>
          <table:table-cell table:formula="of:=2*[.B2]+ [.C2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nstrain 3</text:p>
          </table:table-cell>
          <table:table-cell table:formula="of:=-[.B2]+[.C2]"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train 4</text:p>
          </table:table-cell>
          <table:table-cell table:formula="of:=[.C2]" office:value-type="float" office:value="1.33333333333333" calcext:value-type="float">
            <text:p>1.3333333333333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strain 5</text:p>
          </table:table-cell>
          <table:table-cell table:formula="of:=-[.C2]" office:value-type="float" office:value="-1.33333333333333" calcext:value-type="float">
            <text:p>-1.3333333333333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rain 6</text:p>
          </table:table-cell>
          <table:table-cell table:formula="of:=-[.B2]" office:value-type="float" office:value="-3.33333333333333" calcext:value-type="float">
            <text:p>-3.3333333333333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4:52:33.619013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14T16:37:16.382875551</meta:creation-date>
    <meta:generator>LibreOffice/6.3.4.2$MacOSX_X86_64 LibreOffice_project/60da17e045e08f1793c57c00ba83cdfce946d0aa</meta:generator>
    <dc:date>2020-01-19T20:54:37.200575188</dc:date>
    <meta:editing-duration>PT5H27M43S</meta:editing-duration>
    <meta:editing-cycles>4</meta:editing-cycles>
    <meta:document-statistic meta:table-count="1" meta:cell-count="29" meta:object-count="0"/>
  </office:meta>
</office:document-meta>
</file>